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style:text-underline-style="none" officeooo:rsid="00dbbed6" officeooo:paragraph-rsid="001f98cf"/>
    </style:style>
    <style:style style:name="P2" style:family="paragraph" style:parent-style-name="normal">
      <style:text-properties style:text-underline-style="none" officeooo:rsid="00237947" officeooo:paragraph-rsid="00237947"/>
    </style:style>
    <style:style style:name="P3" style:family="paragraph" style:parent-style-name="normal">
      <style:text-properties style:text-underline-style="none" officeooo:rsid="0023a754" officeooo:paragraph-rsid="0023a754"/>
    </style:style>
    <style:style style:name="P4" style:family="paragraph" style:parent-style-name="normal">
      <style:text-properties style:text-underline-style="none" officeooo:rsid="0023f256" officeooo:paragraph-rsid="0023f256"/>
    </style:style>
    <style:style style:name="P5" style:family="paragraph" style:parent-style-name="normal">
      <style:text-properties style:text-underline-style="none" officeooo:rsid="00274bcd" officeooo:paragraph-rsid="00274bcd"/>
    </style:style>
    <style:style style:name="P6" style:family="paragraph" style:parent-style-name="normal">
      <style:text-properties style:text-underline-style="none" officeooo:rsid="002836df" officeooo:paragraph-rsid="002836df"/>
    </style:style>
    <style:style style:name="P7" style:family="paragraph" style:parent-style-name="normal">
      <style:text-properties style:text-underline-style="none" officeooo:rsid="002c0162" officeooo:paragraph-rsid="002c0162"/>
    </style:style>
    <style:style style:name="P8" style:family="paragraph" style:parent-style-name="normal">
      <style:text-properties style:text-underline-style="none" officeooo:rsid="002c67fe" officeooo:paragraph-rsid="002c67fe"/>
    </style:style>
    <style:style style:name="P9" style:family="paragraph" style:parent-style-name="normal">
      <style:text-properties style:text-underline-style="none" officeooo:rsid="002e3875" officeooo:paragraph-rsid="002e3875"/>
    </style:style>
    <style:style style:name="P10" style:family="paragraph" style:parent-style-name="normal">
      <style:text-properties style:text-underline-style="none" officeooo:rsid="002109db" officeooo:paragraph-rsid="001f98cf"/>
    </style:style>
    <style:style style:name="P11" style:family="paragraph" style:parent-style-name="normal">
      <style:text-properties style:text-underline-style="none" officeooo:rsid="002a3229" officeooo:paragraph-rsid="0031ad1f"/>
    </style:style>
    <style:style style:name="P12" style:family="paragraph" style:parent-style-name="normal">
      <style:text-properties style:text-underline-style="none" officeooo:rsid="002c67fe" officeooo:paragraph-rsid="002c67fe" fo:background-color="#ffff00"/>
    </style:style>
    <style:style style:name="P13" style:family="paragraph" style:parent-style-name="normal">
      <style:text-properties style:text-underline-style="none" officeooo:rsid="00343687" officeooo:paragraph-rsid="00343687"/>
    </style:style>
    <style:style style:name="P14" style:family="paragraph" style:parent-style-name="normal">
      <style:text-properties style:text-underline-style="none" officeooo:rsid="003513a9" officeooo:paragraph-rsid="003513a9"/>
    </style:style>
    <style:style style:name="P15" style:family="paragraph" style:parent-style-name="normal">
      <style:text-properties style:text-underline-style="none" officeooo:rsid="003620d6" officeooo:paragraph-rsid="003620d6"/>
    </style:style>
    <style:style style:name="P16" style:family="paragraph" style:parent-style-name="Text_20_body">
      <style:text-properties officeooo:rsid="002e3875" officeooo:paragraph-rsid="002e3875"/>
    </style:style>
    <style:style style:name="P17" style:family="paragraph" style:parent-style-name="normal" style:list-style-name="L2">
      <style:text-properties style:text-underline-style="none" officeooo:rsid="002e3875" officeooo:paragraph-rsid="002e3875"/>
    </style:style>
    <style:style style:name="P18" style:family="paragraph" style:parent-style-name="normal">
      <style:text-properties style:text-underline-style="none" officeooo:rsid="002e3875" officeooo:paragraph-rsid="002e3875"/>
    </style:style>
    <style:style style:name="P19" style:family="paragraph" style:parent-style-name="normal" style:list-style-name="L2">
      <style:text-properties style:text-underline-style="none" officeooo:rsid="0030a090" officeooo:paragraph-rsid="0030a090"/>
    </style:style>
    <style:style style:name="P20" style:family="paragraph" style:parent-style-name="normal">
      <style:text-properties style:text-underline-style="none" officeooo:rsid="002e3875" officeooo:paragraph-rsid="002e3875" fo:background-color="#ffff00"/>
    </style:style>
    <style:style style:name="P21" style:family="paragraph" style:parent-style-name="normal">
      <style:text-properties style:text-underline-style="none" officeooo:rsid="003a5d65" officeooo:paragraph-rsid="003a5d65" fo:background-color="#ffff00"/>
    </style:style>
    <style:style style:name="P22" style:family="paragraph" style:parent-style-name="normal">
      <style:text-properties style:text-underline-style="none" officeooo:rsid="003513a9" officeooo:paragraph-rsid="003a5d65"/>
    </style:style>
    <style:style style:name="P23" style:family="paragraph" style:parent-style-name="normal">
      <style:text-properties style:text-underline-style="none" officeooo:rsid="003a5d65" officeooo:paragraph-rsid="003a5d65"/>
    </style:style>
    <style:style style:name="P24" style:family="paragraph" style:parent-style-name="normal" style:list-style-name="L2">
      <style:text-properties officeooo:rsid="002e3875" officeooo:paragraph-rsid="002e3875"/>
    </style:style>
    <style:style style:name="P25" style:family="paragraph" style:parent-style-name="normal" style:list-style-name="L2">
      <style:text-properties officeooo:rsid="002f83ad" officeooo:paragraph-rsid="002f83ad"/>
    </style:style>
    <style:style style:name="P26" style:family="paragraph" style:parent-style-name="Heading_20_1">
      <style:text-properties officeooo:rsid="002defb8" officeooo:paragraph-rsid="002defb8"/>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3d5d0"/>
    </style:style>
    <style:style style:name="T2" style:family="text">
      <style:text-properties officeooo:rsid="002594cc"/>
    </style:style>
    <style:style style:name="T3" style:family="text">
      <style:text-properties officeooo:rsid="002836df"/>
    </style:style>
    <style:style style:name="T4" style:family="text">
      <style:text-properties officeooo:rsid="002c0162"/>
    </style:style>
    <style:style style:name="T5" style:family="text">
      <style:text-properties officeooo:rsid="002defb8"/>
    </style:style>
    <style:style style:name="T6" style:family="text">
      <style:text-properties officeooo:rsid="002e3875"/>
    </style:style>
    <style:style style:name="T7" style:family="text">
      <style:text-properties style:text-underline-style="none"/>
    </style:style>
    <style:style style:name="T8" style:family="text">
      <style:text-properties style:text-underline-style="none" officeooo:rsid="002f83ad"/>
    </style:style>
    <style:style style:name="T9" style:family="text">
      <style:text-properties style:text-underline-style="none" officeooo:rsid="0030a090"/>
    </style:style>
    <style:style style:name="T10" style:family="text">
      <style:text-properties officeooo:rsid="0031ad1f"/>
    </style:style>
    <style:style style:name="T11" style:family="text">
      <style:text-properties officeooo:rsid="0032b011"/>
    </style:style>
    <style:style style:name="T12" style:family="text">
      <style:text-properties officeooo:rsid="002c0162" fo:background-color="#ffff00" loext:char-shading-value="0"/>
    </style:style>
    <style:style style:name="T13" style:family="text">
      <style:text-properties officeooo:rsid="0038cd47"/>
    </style:style>
    <style:style style:name="T14" style:family="text">
      <style:text-properties officeooo:rsid="003a5d65"/>
    </style:style>
    <style:style style:name="T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PITULO 4</text:p>
      <text:p text:style-name="P1"/>
      <text:p text:style-name="Subtitle">Pruebas de ejecución</text:p>
      <text:p text:style-name="P1"/>
      <text:h text:style-name="Heading_20_1" text:outline-level="1">4.1 Introducción</text:h>
      <text:p text:style-name="P2"/>
      <text:p text:style-name="P3">En este capitulo se presentan los resultados obtenidos en cada etapa de la optimización, <text:span text:style-name="T1">especialmente </text:span>el speedup de la aplicación <text:span text:style-name="T1">pero también mostrando el uso de archivos en disco así como la cantidad de memoria necesaria. Se mostrará también el estado del sistema durante las distintas ejecuciones de la aplicación.</text:span></text:p>
      <text:p text:style-name="P4">Como la optimización se realiza en varios pasos se mostraran los resultados iniciales, parciales y finales del proceso. De esta manera es posible ver el impacto de cada parte de la optimización en el código legacy. Como indican Grama-Gupta et Al. [<text:span text:style-name="T2">cap 2</text:span>] la optimización previa del código secuencial es necesaria para evitar <text:span text:style-name="T2">efectos indeseados en las mediciones, </text:span>y <text:span text:style-name="T10">puede </text:span>representa<text:span text:style-name="T10">r</text:span> un factor de speedup de la aplicación de entre 2X y 5X. </text:p>
      <text:p text:style-name="P5">La aplicación ha sido modificada lo menos posible en el proceso de optimización por lo cual no toda la ganancia posible en una recodificación del código es alcanzada, pero como se explicó en el capitulo anterior, se trata de hacer los cambios lo mas transparente posibles al usuario/creador de la aplicación.</text:p>
      <text:p text:style-name="P11">El código de la aplicación objeto de estudio de esta tesis es entregado junto con los resultados generados para dos conjuntos de datos de entrada, uno para un número total de paneles de 50x50 y otra para un número total de 80x80, siendo estos valores definidos en un archivo que sirve de entrada de datos. <text:span text:style-name="T4">Para este trabajo de tesis se elige trabajar con el conjunto de datos resultante del caso de cantidad de paneles 50x50 (sin embargo se presentan observaciones inferidas con respecto al caso de 80x80 (?)). </text:span><text:span text:style-name="T12">--lo que sigue no se si incluirlo--</text:span><text:span text:style-name="T12"><office:annotation><dc:creator>Andres Huayquil </dc:creator><dc:date>2016-05-09T23:50:54</dc:date><loext:sender-initials>A</loext:sender-initials><text:p text:style-name="P27"><text:span text:style-name="T15">Por favor <text:s/>revisar esta parte.</text:span></text:p></office:annotation></text:span><text:span text:style-name="T4"> El usuario y creador de la aplicación indicó que la ejecución de la aplicación con el tamaño del problema en 50x50 paneles demoraba en el orden de horas de ejecución, indicando que se dejaba corriendo de un día para le otro. El tamaño de 80x80 podía llegar a durar días. No se tienen datos fehacientes de estas ejecuciones, las cuales eran realizadas en computadoras de principios de la década del 90.</text:span></text:p>
      <text:p text:style-name="P5"/>
      <text:h text:style-name="Heading_20_1" text:outline-level="1">4.2 <text:span text:style-name="T6">Equipos/Computadoras/</text:span>Arquitecturas de prueba</text:h>
      <text:p text:style-name="P8"/>
      <text:p text:style-name="P12">–-Equipos donde se corrieron las pruebas (2 o 3).</text:p>
      <text:p text:style-name="P9">Las pruebas se llevaron a cabo en varios equipos para tener <text:span text:style-name="T11">distintos </text:span>resultados <text:span text:style-name="T11">que permitan</text:span> realizar una mejor evaluación del proceso de optimización. </text:p>
      <text:p text:style-name="P9">La equipos utilizados fueron:</text:p>
      <text:list xml:id="list6823137511265805457" text:style-name="L2">
        <text:list-item>
          <text:p text:style-name="P17">Equipo 1:</text:p>
          <text:list>
            <text:list-item>
              <text:p text:style-name="P17">Procesador AMD Phenom II 965 x86_64</text:p>
            </text:list-item>
            <text:list-item>
              <text:p text:style-name="P17">Mother ASUS ...</text:p>
            </text:list-item>
            <text:list-item>
              <text:p text:style-name="P17">4Gb RAM</text:p>
            </text:list-item>
            <text:list-item>
              <text:p text:style-name="P17">HD SATA II </text:p>
            </text:list-item>
          </text:list>
        </text:list-item>
        <text:list-item>
          <text:p text:style-name="P17">Equipo 2:</text:p>
          <text:list>
            <text:list-item>
              <text:p text:style-name="P24"><text:span text:style-name="T7">Procesador Intel Core i3-370</text:span><text:span text:style-name="T8">M</text:span><text:span text:style-name="T7"> x86_64</text:span></text:p>
            </text:list-item>
            <text:list-item>
              <text:p text:style-name="P17">Mother Dell</text:p>
            </text:list-item>
            <text:list-item>
              <text:p text:style-name="P17">6Gb RAM</text:p>
            </text:list-item>
            <text:list-item>
              <text:p text:style-name="P17"><text:soft-page-break/>HD SATA III</text:p>
            </text:list-item>
          </text:list>
        </text:list-item>
        <text:list-item>
          <text:p text:style-name="P17">Equipo 3</text:p>
          <text:list>
            <text:list-item>
              <text:p text:style-name="P24"><text:span text:style-name="T7">Procesador Intel Core i7-</text:span><text:span text:style-name="T8">3630QM <text:s/>2.4GHz <text:s/>x86_64</text:span></text:p>
            </text:list-item>
            <text:list-item>
              <text:p text:style-name="P25"><text:span text:style-name="T7">Motherboard Toshiba </text:span><text:span text:style-name="T9">Portable PC Version MP</text:span></text:p>
            </text:list-item>
            <text:list-item>
              <text:p text:style-name="P19">12Gb RAM</text:p>
            </text:list-item>
            <text:list-item>
              <text:p text:style-name="P19">HD SATA III</text:p>
            </text:list-item>
          </text:list>
        </text:list-item>
      </text:list>
      <text:p text:style-name="P5"/>
      <text:h text:style-name="P26" text:outline-level="1">4.3 Pruebas de tiempo</text:h>
      <text:p text:style-name="P16">Para las pruebas de tiempo se utilizó el comando time [ref al man time online?] de manera de poder evaluar el tiempo real consumido por la aplicación en sus diferentes etapas: programa original, optimizado secuencialmente, optimizado paralelamente. Se muestran los tiempos en los equipos seleccionados para las pruebas y las mejoras en desempeño que obtiene el programa en cada optimización.</text:p>
      <text:p text:style-name="P16">También se incluyen muestras del estado de los archivos en disco luego de la ejecución del programa, el estado de la memoria y la CPU en plena ejecución del programa, para mostrar los resultados de las optimizaciones realizadas.</text:p>
      <text:h text:style-name="Heading_20_3" text:outline-level="3">4.<text:span text:style-name="T5">3.</text:span>2 Estado inicial y primer<text:span text:style-name="T3">as mediciones</text:span></text:h>
      <text:p text:style-name="P7">Al solo tener los datos de <text:span text:style-name="T11">resultado</text:span> y el código, procedemos a compilar y ejecutar el programa <text:span text:style-name="T11">original (versión de tamaño 50x50) </text:span>para calcular el tiempo inicial de referencia, resguardando <text:span text:style-name="T11">de una posible reescritura a </text:span>los datos originales, para <text:span text:style-name="T11">luego poder </text:span>verificar la correctitud de las distintas versiones del proceso de optimización. </text:p>
      <text:p text:style-name="P13"><text:span text:style-name="T14">En cualquiera de los equipos r</text:span>ealizamos la compilación con el siguiente comando:</text:p>
      <text:p text:style-name="P13"/>
      <text:p text:style-name="P14">$ gfortran -o original invisidos2fin.for</text:p>
      <text:p text:style-name="P14"/>
      <text:p text:style-name="P14">Esto crea un archivo ejecutable llamado “original”.</text:p>
      <text:p text:style-name="P14">Para poder lanzar el ejecutable y poder verificar el tiempo lo realizamos con el comando:</text:p>
      <text:p text:style-name="P14"/>
      <text:p text:style-name="P14">$ time ./original</text:p>
      <text:p text:style-name="P14"/>
      <text:p text:style-name="P22">La ejecución generará todos los archivos utilizados para cálculos intermedios y resultados finales así como los temporales con los que el programa trabaja. </text:p>
      <text:p text:style-name="P22"><text:span text:style-name="T14">En el primer equipo los archivos generados son X así como el tamaño en disco ocupado por los mismos es de X Gb, donde el mayor tamaño es ocupado por los archivos .TMP. Esto lo podemos ver en la figura 4.3.2.xx. (imagen del tamaño del dir y de los arch)</text:span></text:p>
      <text:p text:style-name="P15">El tiempo resultante arroja para la linea real (tiempo real/total de ejecución) XmYs, donde el tiempo de usuario está muy cercano con XmYs y el tiempo de sistema es blabla. Se puede observar esto en la figura 4.3.2.yy.</text:p>
      <text:p text:style-name="P7"/>
      <text:p text:style-name="P20">Mostrar tiempo</text:p>
      <text:p text:style-name="P20">mostrar archivos y en especial los tmp. ¿memoria?</text:p>
      <text:p text:style-name="P9"/>
      <text:p text:style-name="P23">La ejecución en los otros equipos arroja que se generan X1 archivos en el segundo equipo y X2 archivos en el tercero, ocupando en disco X1 Mb y X2 Mb respectivamente. Los tiempos también varían, siendo Z min mas rápido en el segundo equipo y Z1 min en el tercero. Podemos ver estos datos en la tabla 4.3.xx.</text:p>
      <text:p text:style-name="P23"/>
      <text:p text:style-name="P21"><text:soft-page-break/>Agregar tabla 4.3.xx con cant archivos, espacio en disco y tiempos de cada equipo.</text:p>
      <text:p text:style-name="P23"/>
      <text:p text:style-name="P23">La cantidad de memoria consumida por el programa en cada equipo es de X Mb en el primer equipo, Y Mb en el segundo y Z Mb en el tercero. Se puede observar en la tabla 4.3.yy.</text:p>
      <text:p text:style-name="P23"/>
      <text:p text:style-name="P21">Agregar tabla 4.3.yy</text:p>
      <text:h text:style-name="Heading_20_3" text:outline-level="3">4.<text:span text:style-name="T5">3</text:span>.3 Optimización secuencial <text:span text:style-name="T3">y mediciones intermedias</text:span></text:h>
      <text:p text:style-name="P9">Mostrar tiempos y el uso de archivos, mostrar la baja de los tmp y el espacio ocupado. ¿memoria?</text:p>
      <text:p text:style-name="P9"/>
      <text:h text:style-name="Heading_20_3" text:outline-level="3">4.<text:span text:style-name="T5">3.</text:span>4 Optimización Paralela <text:span text:style-name="T3">y mediciones finales</text:span></text:h>
      <text:p text:style-name="P6"/>
      <text:h text:style-name="Heading_20_1" text:outline-level="1">4.<text:span text:style-name="T13">4</text:span> Conclusión</text:h>
      <text:p text:style-name="P1"/>
      <text:p text:style-name="P1"/>
      <text:p text:style-name="P1"/>
      <text:p text:style-name="P1"/>
      <text:p text:style-name="P1"/>
      <text:p text:style-name="P1"/>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1:39:02.600828689</meta:creation-date>
    <dc:date>2016-06-07T13:53:26.023000000</dc:date>
    <meta:editing-duration>PT3H2M37S</meta:editing-duration>
    <meta:editing-cycles>20</meta:editing-cycles>
    <meta:generator>LibreOffice/4.4.3.2$Windows_x86 LibreOffice_project/88805f81e9fe61362df02b9941de8e38a9b5fd16</meta:generator>
    <meta:document-statistic meta:table-count="0" meta:image-count="0" meta:object-count="0" meta:page-count="3" meta:paragraph-count="49" meta:word-count="920" meta:character-count="5402" meta:non-whitespace-character-count="4540"/>
  </office:meta>
</office:document-meta>
</file>